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471.09pt"/>
    </style:style>
    <style:style style:name="co5" style:family="table-column">
      <style:table-column-properties fo:break-before="auto" style:column-width="49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CS_06_EST_B19202E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Median nonfamily household income in the past 12 months (in 2006 inflation-adjusted dollars)</text:p>
          </table:table-cell>
          <table:table-cell office:value-type="string" calcext:value-type="string">
            <text:p>Margin of Error; Median nonfamily household income in the past 12 months (in 2006 inflation-adjusted dollars)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45012" calcext:value-type="float">
            <text:p>45012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60072" calcext:value-type="float">
            <text:p>60072</text:p>
          </table:table-cell>
          <table:table-cell office:value-type="float" office:value="56459" calcext:value-type="float">
            <text:p>56459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90260" calcext:value-type="float">
            <text:p>90260</text:p>
          </table:table-cell>
          <table:table-cell office:value-type="float" office:value="27998" calcext:value-type="float">
            <text:p>27998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38329" calcext:value-type="float">
            <text:p>38329</text:p>
          </table:table-cell>
          <table:table-cell office:value-type="float" office:value="37317" calcext:value-type="float">
            <text:p>37317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48287" calcext:value-type="float">
            <text:p>48287</text:p>
          </table:table-cell>
          <table:table-cell office:value-type="float" office:value="20415" calcext:value-type="float">
            <text:p>20415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23117" calcext:value-type="float">
            <text:p>23117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46481" calcext:value-type="float">
            <text:p>46481</text:p>
          </table:table-cell>
          <table:table-cell office:value-type="float" office:value="21253" calcext:value-type="float">
            <text:p>21253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82342" calcext:value-type="float">
            <text:p>82342</text:p>
          </table:table-cell>
          <table:table-cell office:value-type="float" office:value="38517" calcext:value-type="float">
            <text:p>38517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64464" calcext:value-type="float">
            <text:p>64464</text:p>
          </table:table-cell>
          <table:table-cell office:value-type="float" office:value="45424" calcext:value-type="float">
            <text:p>45424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61294" calcext:value-type="float">
            <text:p>61294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53750" calcext:value-type="float">
            <text:p>53750</text:p>
          </table:table-cell>
          <table:table-cell office:value-type="float" office:value="29278" calcext:value-type="float">
            <text:p>29278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48883" calcext:value-type="float">
            <text:p>48883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85152" calcext:value-type="float">
            <text:p>85152</text:p>
          </table:table-cell>
          <table:table-cell office:value-type="float" office:value="66411" calcext:value-type="float">
            <text:p>66411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table:style-name="ce1" office:value-type="string" calcext:value-type="string">
            <text:p>2,500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30070" calcext:value-type="float">
            <text:p>30070</text:p>
          </table:table-cell>
          <table:table-cell office:value-type="float" office:value="20230" calcext:value-type="float">
            <text:p>20230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4939" calcext:value-type="float">
            <text:p>34939</text:p>
          </table:table-cell>
          <table:table-cell office:value-type="float" office:value="12258" calcext:value-type="float">
            <text:p>12258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table:style-name="ce1" office:value-type="string" calcext:value-type="string">
            <text:p>2,500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table:style-name="ce1" office:value-type="string" calcext:value-type="string">
            <text:p>200,000+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30656" calcext:value-type="float">
            <text:p>30656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table:style-name="ce1" office:value-type="string" calcext:value-type="string">
            <text:p>2,500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table:style-name="ce1" office:value-type="string" calcext:value-type="string">
            <text:p>2,500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table:style-name="ce1" office:value-type="string" calcext:value-type="string">
            <text:p>2,500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20473" calcext:value-type="float">
            <text:p>20473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61448" calcext:value-type="float">
            <text:p>61448</text:p>
          </table:table-cell>
          <table:table-cell office:value-type="float" office:value="15103" calcext:value-type="float">
            <text:p>15103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table:style-name="ce1" office:value-type="string" calcext:value-type="string">
            <text:p>2,500-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38401" calcext:value-type="float">
            <text:p>38401</text:p>
          </table:table-cell>
          <table:table-cell office:value-type="float" office:value="16289" calcext:value-type="float">
            <text:p>16289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48024" calcext:value-type="float">
            <text:p>48024</text:p>
          </table:table-cell>
          <table:table-cell office:value-type="float" office:value="46617" calcext:value-type="float">
            <text:p>46617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27259" calcext:value-type="float">
            <text:p>27259</text:p>
          </table:table-cell>
          <table:table-cell office:value-type="float" office:value="26678" calcext:value-type="float">
            <text:p>26678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95" meta:object-count="0"/>
    <meta:generator>LibreOffice/6.0.7.3$Linux_X86_64 LibreOffice_project/00m0$Build-3</meta:generator>
  </office:meta>
</office:document-meta>
</file>